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82ee"/>
    </style:style>
    <style:style style:name="ce4" style:family="table-cell" style:parent-style-name="Default">
      <style:table-cell-properties fo:background-color="#808000"/>
    </style:style>
    <style:style style:name="ce21" style:family="table-cell" style:parent-style-name="Default">
      <style:table-cell-properties fo:background-color="#32cd32"/>
    </style:style>
    <style:style style:name="ce20" style:family="table-cell" style:parent-style-name="Default">
      <style:table-cell-properties fo:background-color="#0000ff"/>
    </style:style>
    <style:style style:name="ce19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0000"/>
      <style:text-properties fo:color="#cc0000"/>
    </style:style>
    <style:style style:name="ce15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ext-properties fo:color="#cc0000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aphael Nogueira Rezende Laroca Pinto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Antônio Marcos Da Silva Júnior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João Victor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eadLine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riano</text:p>
          </table:table-cell>
          <table:table-cell table:style-name="ce4"/>
          <table:table-cell table:number-columns-repeated="4"/>
          <table:table-cell office:value-type="string" calcext:value-type="string">
            <text:p>*Alguns requisitos são muito demorados para serem feitos e irão praticamente desenvolvidos durante tod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a duração do Proje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quisitos Funcionais*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eito Por</text:p>
          </table:table-cell>
          <table:table-cell table:style-name="ce1" office:value-type="string" calcext:value-type="string">
            <text:p>Data de Previsão de Inicio</text:p>
          </table:table-cell>
          <table:table-cell table:style-name="ce1" office:value-type="string" calcext:value-type="string">
            <text:p>Data de Term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text:span text:style-name="T1">- Sistema de Renderização</text:span>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 Sistema de Layers de Renderização</text:p>
          </table:table-cell>
          <table:table-cell table:style-name="ce20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 Sistema de Input Via Teclado</text:p>
          </table:table-cell>
          <table:table-cell table:style-name="ce19"/>
          <table:table-cell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 Jogador OffLine e único</text:p>
          </table:table-cell>
          <table:table-cell table:style-name="ce20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 Movimento Quaddirecional do Jogador</text:p>
          </table:table-cell>
          <table:table-cell table:number-columns-repeated="2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Sistema de Animação Baseado em Sprite-Sheets</text:p>
          </table:table-cell>
          <table:table-cell table:number-columns-repeated="2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 Suporte para Shaders em GLSL</text:p>
          </table:table-cell>
          <table:table-cell table:number-columns-repeated="2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 Carregamento de Níveis Via Arquivos</text:p>
          </table:table-cell>
          <table:table-cell table:number-columns-repeated="2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 Níveis e Objetos Baseados em Tiles. (Blocos)</text:p>
          </table:table-cell>
          <table:table-cell table:number-columns-repeated="2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">10-</text:span>Sistema de Colisão de Objetos </text:p>
          </table:table-cell>
          <table:table-cell table:number-columns-repeated="2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Sistema de UI de Jogo</text:p>
          </table:table-cell>
          <table:table-cell table:number-columns-repeated="2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Sistema de Dialogo com leitura de arquivos externos.</text:p>
          </table:table-cell>
          <table:table-cell table:number-columns-repeated="2"/>
          <table:table-cell table:style-name="ce23" office:value-type="date" office:date-value="2023-05-07" calcext:value-type="date">
            <text:p>07/05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Sistema de combate em turnos</text:p>
          </table:table-cell>
          <table:table-cell table:number-columns-repeated="2"/>
          <table:table-cell table:style-name="ce1" office:value-type="string" calcext:value-type="string">
            <text:p>NULL/A Pen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 IA de combate para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- Permanência de Dados entre seções de Jog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-Sistema de Inventario do Jogador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-Sistema de Equipamento/Armament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-Sistema de Magia Simple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- Passagem do tempo no mundo do jogo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 IA de comportamento de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- Sistema de áudio simples, com capacidade para até 8 áudios simultâneos 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- Sistema de Interface Mapa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- Sistema de Interface de Combate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- Sistema de Comercio entre NPC e Player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- Sistema de Consumívei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Descrição mais detalhada no documento anexo.</text:p>
          </table:table-cell>
          <table:table-cell table:style-name="ce15"/>
          <table:table-cell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Requisitos Não Funcionais</text:p>
          </table:table-cell>
          <table:table-cell table:style-name="ce7"/>
          <table:table-cell table:number-columns-repeated="3"/>
          <table:table-cell table:style-name="ce1" office:value-type="string" calcext:value-type="string">
            <text:p>Não Começado</text:p>
          </table:table-cell>
          <table:table-cell table:style-name="ce1" office:value-type="string" calcext:value-type="string">
            <text:p>Em Progresso</text:p>
          </table:table-cell>
          <table:table-cell table:style-name="ce1" office:value-type="string" calcext:value-type="string">
            <text:p>Fase de Teste</text:p>
          </table:table-cell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Default" office:value-type="string" calcext:value-type="string">
            <text:p>1- O jogo deve ser programado em C++.</text:p>
          </table:table-cell>
          <table:table-cell table:style-name="ce7"/>
          <table:table-cell table:number-columns-repeated="2"/>
          <table:table-cell table:style-name="ce1" office:value-type="string" calcext:value-type="string">
            <text:p>Status</text:p>
          </table:table-cell>
          <table:table-cell table:style-name="ce6"/>
          <table:table-cell table:style-name="ce19"/>
          <table:table-cell table:style-name="ce20"/>
          <table:table-cell table:style-name="ce21"/>
        </table:table-row>
        <table:table-row table:style-name="ro1">
          <table:table-cell table:style-name="Default" office:value-type="string" calcext:value-type="string">
            <text:p>2- O jogo deve ter suporte em múltiplos sistemas operacionai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3- O jogo deve ser 2D e não utilizar Engines Pronta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4- O jogo deve possuir apenas input via teclad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5- O jogo deve ser capaz de rodar na máquina descrita abaixo com performance aceitável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6- A programação deve ser feita inteiramente em Linux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- O jogo deve ter seu estilo em PixelArt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8- O jogo deve ter o mundo baseado em Tiles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9- O jogo deve acompanhar um manual escrit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10- O jogo não deve possuir DRM.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21:31:24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4-11T22:36:04.868000000</dc:date>
    <meta:editing-duration>PT2H27M33S</meta:editing-duration>
    <meta:editing-cycles>7</meta:editing-cycles>
    <meta:document-statistic meta:table-count="1" meta:cell-count="93" meta:object-count="0"/>
  </office:meta>
</office:document-meta>
</file>